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color="#000000" style:font-name="Arial1"/>
    </style:style>
    <style:style style:name="P2" style:family="paragraph" style:parent-style-name="Standard">
      <style:paragraph-properties fo:background-color="transparent">
        <style:background-image/>
      </style:paragraph-properties>
      <style:text-properties fo:color="#000000" style:font-name="Arial1" fo:font-weight="bold" style:font-weight-asian="bold" style:font-weight-complex="bold"/>
    </style:style>
    <style:style style:name="P3" style:family="paragraph" style:parent-style-name="Standard">
      <style:paragraph-properties fo:margin-left="0.4925in" fo:margin-right="0in" fo:text-indent="0in" style:auto-text-indent="false" fo:background-color="transparent">
        <style:background-image/>
      </style:paragraph-properties>
      <style:text-properties fo:color="#000000" style:font-name="Arial1"/>
    </style:style>
    <style:style style:name="P4" style:family="paragraph" style:parent-style-name="Standard">
      <style:paragraph-properties fo:margin-left="0in" fo:margin-right="0in" fo:text-indent="0in" style:auto-text-indent="false" fo:background-color="transparent">
        <style:background-image/>
      </style:paragraph-properties>
      <style:text-properties fo:color="#000000" style:font-name="Arial1" fo:font-weight="bold" style:font-weight-asian="bold" style:font-weight-complex="bold"/>
    </style:style>
    <style:style style:name="P5" style:family="paragraph" style:parent-style-name="Standard">
      <style:paragraph-properties fo:margin-left="0in" fo:margin-right="0in" fo:text-indent="0in" style:auto-text-indent="false" fo:background-color="transparent">
        <style:background-image/>
      </style:paragraph-properties>
      <style:text-properties fo:color="#000000" style:font-name="Arial1" fo:font-weight="normal" style:font-weight-asian="normal" style:font-weight-complex="normal"/>
    </style:style>
    <style:style style:name="P6" style:family="paragraph" style:parent-style-name="Standard" style:list-style-name="L1">
      <style:paragraph-properties fo:margin-left="0.4925in" fo:margin-right="0in" fo:text-indent="0in" style:auto-text-indent="false" fo:background-color="transparent">
        <style:background-image/>
      </style:paragraph-properties>
      <style:text-properties fo:color="#000000" style:font-name="Arial1"/>
    </style:style>
    <style:style style:name="T1" style:family="text">
      <style:text-properties fo:font-variant="normal" fo:text-transform="none" fo:letter-spacing="normal" fo:font-style="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lide 1 “<text:span text:style-name="T1">writing effective e2e tests using angular and protractor</text:span>“</text:p>
      <text:p text:style-name="P1">Informal survey on who is using Protract</text:p>
      <text:list xml:id="list1162023576779848270" text:style-name="L1">
        <text:list-item>
          <text:p text:style-name="P6">who here is currently developing or maintaining an application which uses protractor for E2E <text:s/>testing</text:p>
        </text:list-item>
        <text:list-item>
          <text:p text:style-name="P6">why not?</text:p>
        </text:list-item>
        <text:list-item>
          <text:p text:style-name="P6">too difficult</text:p>
        </text:list-item>
        <text:list-item>
          <text:p text:style-name="P6">no time</text:p>
        </text:list-item>
        <text:list-item>
          <text:p text:style-name="P6">not my job</text:p>
        </text:list-item>
        <text:list-item>
          <text:p text:style-name="P6">not effective</text:p>
        </text:list-item>
      </text:list>
      <text:p text:style-name="P3"/>
      <text:p text:style-name="P4">Slide 2: “Who am I”</text:p>
      <text:p text:style-name="P5">I have been around since the birth of the industry – talking about the micro-computer birth, not the internet birth.</text:p>
      <text:p text:style-name="P5"/>
      <text:p text:style-name="P5">I work for Marketshare an predictive analytics company. We use “big data” to help companies like Ford, Hilton and The Home Depot better spend their marketing budget.</text:p>
      <text:p text:style-name="P5"/>
      <text:p text:style-name="P5">At Marketshare, I am currently directing the development of an enterprise-level angular application that is using protractor for E2E testing.</text:p>
      <text:p text:style-name="P5"/>
      <text:p text:style-name="P4">Slide 3: “What this presentation is about”</text:p>
      <text:p text:style-name="P5">There are many approaches to writing E2E tests, some more effective than others. I am going to outline some of the important aspects of testing that might not be apparent when first starting that need to be considered when developing an overall strategy.</text:p>
      <text:p text:style-name="P5"/>
      <text:p text:style-name="P5">I am also going to touch on the different aspects of what each kind of tests is for.</text:p>
      <text:p text:style-name="P5"/>
      <text:p text:style-name="P5">We will be talking about and looking at code, however this presentation is not about coding.</text:p>
      <text:p text:style-name="P5"/>
      <text:p text:style-name="P5">I will not be talking about installing, configuring or running Protractor. There is a ton of that material already out there.</text:p>
      <text:p text:style-name="P5"/>
      <text:p text:style-name="P4">Slide 4: <text:s/>“What is E2E testing?”</text:p>
      <text:p text:style-name="P5">E2E is not the same thing as unit testing. Unit testing tests the small possible unit of code, whereas an E2E tests the small possible unit of workflow. This makes E2E tests users centric whereas unit tests are developer centric. </text:p>
      <text:p text:style-name="P5"/>
      <text:p text:style-name="P5">E2E tests are run in the browser, performing actions just like a human user would – clicking scrolling, entering data, etc. </text:p>
      <text:p text:style-name="P5"/>
      <text:p text:style-name="P5">Unit tests are run in their own environment completely removed from the UI and test only the code itself.</text:p>
      <text:p text:style-name="P5"/>
      <text:p text:style-name="P5">E2E tests primary find regression bugs. Regression bugs occur when a new bug is introduced to already working code and results in the client saying things like “this worked before”.</text:p>
      <text:p text:style-name="P5"/>
      <text:p text:style-name="P5">E2E tests give a developer the confidence when they fix or change the application, they have not also broken it as well.</text:p>
      <text:p text:style-name="P5"/>
      <text:p text:style-name="P4"><text:soft-page-break/>Slide 5 “What is Protractor?”</text:p>
      <text:p text:style-name="P5">Protractor is Angular's E2E testing framework. With a little extra work it can test non-angular applications and websites as well.</text:p>
      <text:p text:style-name="P5"/>
      <text:p text:style-name="P5">It is built on a solid foundation of proven technology.</text:p>
      <text:p text:style-name="P5"/>
      <text:p text:style-name="P5">Uses the familiar Jasmine syntax.</text:p>
      <text:p text:style-name="P5"/>
      <text:p text:style-name="P5">Because browsers are asynchronous, event driven environments, so too is Protractor. </text:p>
      <text:p text:style-name="P5"/>
      <text:p text:style-name="P4">Slide 6 “Developing an E2E strategy” </text:p>
      <text:p text:style-name="P5">What to test – any client facing web site or application. You do not test prototypes or demos. And there is no reason to tests inward faces apps.</text:p>
      <text:p text:style-name="P5"/>
      <text:p text:style-name="P5">When to write the test. Because the tests are completely reliant on the UI, the tests are themselves very brittle. One of the reasons why E2E tests are difficult is because if you start them too early in the process as when the UI is not stable, you can always be fixing your tests as they break when the UI changes. Start your tests after UAT but before production deployment. </text:p>
      <text:p text:style-name="P5"/>
      <text:p text:style-name="P5">What aspects to test.</text:p>
      <text:p text:style-name="P5"/>
      <text:p text:style-name="P5">In the best case functional specifications are the exact business logic behind every possible user interaction with your application. More generally they are user stories which are less precise and detail the workflow through the application. Functional specs or users stories, interpret them <text:s/>into a suite of tests and once you do that, you will have all important aspects of your application covered.</text:p>
      <text:p text:style-name="P5"/>
      <text:p text:style-name="P5">Interpret those specs into a testable statement</text:p>
      <text:p text:style-name="P5"/>
      <text:p text:style-name="P5">Test 5 sounds like a data test. It also creates its own data and therefore changes the state of the application. Changing state and data are two critical aspects which always need consideration when planning tests</text:p>
      <text:p text:style-name="P5"/>
      <text:p text:style-name="P5">Test 6 creates a gap in coverage</text:p>
      <text:p text:style-name="P5"/>
      <text:p text:style-name="P5">State and data are important. State changes if not accounted for will break tests. Initialization screen example. Use query string to set the application into a 'testable” state.</text:p>
      <text:p text:style-name="P5"/>
      <text:p text:style-name="P5">Slide 7: The Test Application</text:p>
      <text:p text:style-name="P5">Back into the functional specifications</text:p>
      <text:p text:style-name="P5">Interpret specifications into testable statements</text:p>
      <text:p text:style-name="P5">Write out the pseudo-code for the tests</text:p>
      <text:p text:style-name="P5">write the tes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Gable</meta:initial-creator>
    <meta:creation-date>2015-07-01T07:29:46</meta:creation-date>
    <dc:date>2015-07-02T16:28:36</dc:date>
    <dc:creator>Mark Gable</dc:creator>
    <meta:editing-duration>PT10H17M35S</meta:editing-duration>
    <meta:editing-cycles>13</meta:editing-cycles>
    <meta:generator>OpenOffice/4.1.1$Unix OpenOffice.org_project/411m6$Build-9775</meta:generator>
    <meta:document-statistic meta:table-count="0" meta:image-count="0" meta:object-count="0" meta:page-count="2" meta:paragraph-count="42" meta:word-count="689" meta:character-count="4056"/>
  </office:meta>
</office:document-meta>
</file>